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elatório de Atualização do Projeto</text:h>
      <text:h text:style-name="Heading_20_3" text:outline-level="3">Visão Geral</text:h>
      <text:p text:style-name="Text_20_body">Este relatório documenta as atualizações mais recentes realizadas no projeto, incluindo a adição do Maven como gerenciador de dependências, a configuração do Docker Compose para o banco de dados MariaDB, a integração com o Jasper para geração de relatórios dinâmicos, e a adição de uma função para criação automática de tabelas no banco de dados ao conectar.</text:p>
      <text:h text:style-name="Heading_20_3" text:outline-level="3">1. Adição do Maven</text:h>
      <text:p text:style-name="Text_20_body">Foi adicionado o Maven como gerenciador de dependências para facilitar a distribuição e configuração do projeto. Agora, qualquer desenvolvedor pode clonar o repositório e instalar as dependências necessárias com os seguintes comandos:</text:p>
      <text:p text:style-name="Preformatted_20_Text">sh</text:p>
      <text:p text:style-name="Preformatted_20_Text">Copiar código</text:p>
      <text:p text:style-name="P1"><text:span text:style-name="Source_20_Text">$ git clone &lt;url-do-repositorio&gt;</text:span></text:p>
      <text:p text:style-name="P3"><text:span text:style-name="Source_20_Text">$ cd &lt;nome-do-projeto&gt;</text:span></text:p>
      <text:p text:style-name="P4"><text:span text:style-name="Source_20_Text">$ mvn clean install</text:span></text:p>
      <text:h text:style-name="Heading_20_4" text:outline-level="4">Benefícios do Maven:</text:h>
      <text:list text:style-name="L1">
        <text:list-item>
          <text:p text:style-name="P6"><text:span text:style-name="Strong_20_Emphasis">Gerenciamento Simplificado de Dependências</text:span>: Todas as dependências são declaradas no arquivo <text:span text:style-name="Source_20_Text">pom.xml</text:span>, permitindo que o Maven baixe e configure automaticamente as bibliotecas necessárias.</text:p>
        </text:list-item>
        <text:list-item>
          <text:p text:style-name="P6"><text:span text:style-name="Strong_20_Emphasis">Build Automatizado</text:span>: Facilita o processo de build e empacotamento da aplicação.</text:p>
        </text:list-item>
        <text:list-item>
          <text:p text:style-name="P5"><text:span text:style-name="Strong_20_Emphasis">Portabilidade</text:span>: Qualquer desenvolvedor pode configurar o ambiente de desenvolvimento de maneira rápida e consistente.</text:p>
        </text:list-item>
      </text:list>
      <text:h text:style-name="Heading_20_3" text:outline-level="3">2. Configuração do Docker Compose para MariaDB</text:h>
      <text:p text:style-name="Text_20_body">Foi criado um arquivo <text:span text:style-name="Source_20_Text">docker-compose.yml</text:span> para a configuração do banco de dados MariaDB. Para iniciar o banco de dados, basta executar o comando:</text:p>
      <text:p text:style-name="Preformatted_20_Text">sh</text:p>
      <text:p text:style-name="Preformatted_20_Text">Copiar código</text:p>
      <text:p text:style-name="P2"><text:span text:style-name="Source_20_Text">$ docker-compose up</text:span></text:p>
      <text:h text:style-name="Heading_20_4" text:outline-level="4">Benefícios do Docker Compose:</text:h>
      <text:list text:style-name="L2">
        <text:list-item>
          <text:p text:style-name="P8"><text:span text:style-name="Strong_20_Emphasis">Facilidade de Configuração</text:span>: A configuração do banco de dados é automatizada, eliminando a necessidade de instalação manual.</text:p>
        </text:list-item>
        <text:list-item>
          <text:p text:style-name="P8"><text:span text:style-name="Strong_20_Emphasis">Ambiente Consistente</text:span>: Garante que todos os desenvolvedores utilizem a mesma versão e configuração do banco de dados.</text:p>
        </text:list-item>
        <text:list-item>
          <text:p text:style-name="P7"><text:span text:style-name="Strong_20_Emphasis">Isolamento</text:span>: O banco de dados é executado em um contêiner separado, evitando conflitos com outras aplicações.</text:p>
        </text:list-item>
      </text:list>
      <text:h text:style-name="Heading_20_3" text:outline-level="3"><text:soft-page-break/>3. Integração com Jasper para Relatórios Dinâmicos</text:h>
      <text:p text:style-name="Text_20_body">Foi integrada a biblioteca Jasper para permitir a geração de relatórios dinâmicos. Agora, é possível fornecer um arquivo <text:span text:style-name="Source_20_Text">.jrxml</text:span> e gerar um novo arquivo <text:span text:style-name="Source_20_Text">.jasper</text:span> com base no template fornecido.</text:p>
      <text:h text:style-name="Heading_20_4" text:outline-level="4">Benefícios da Integração com Jasper:</text:h>
      <text:list text:style-name="L3">
        <text:list-item>
          <text:p text:style-name="P10"><text:span text:style-name="Strong_20_Emphasis">Flexibilidade</text:span>: Permite a criação de relatórios personalizados conforme as necessidades do usuário.</text:p>
        </text:list-item>
        <text:list-item>
          <text:p text:style-name="P10"><text:span text:style-name="Strong_20_Emphasis">Automação</text:span>: O processo de geração de relatórios é automatizado, economizando tempo e reduzindo erros.</text:p>
        </text:list-item>
        <text:list-item>
          <text:p text:style-name="P9"><text:span text:style-name="Strong_20_Emphasis">Qualidade</text:span>: Jasper é uma ferramenta poderosa para a criação de relatórios profissionais com gráficos, tabelas e outros elementos visuais.</text:p>
        </text:list-item>
      </text:list>
      <text:h text:style-name="Heading_20_3" text:outline-level="3">4. Função para Criação Automática de Tabelas</text:h>
      <text:p text:style-name="Text_20_body">Foi adicionada uma função que cria automaticamente as tabelas no banco de dados ao conectar. Esta funcionalidade estava faltando anteriormente e agora garante que o banco de dados esteja sempre preparado para uso imediato.</text:p>
      <text:h text:style-name="Heading_20_4" text:outline-level="4">Benefícios da Criação Automática de Tabelas:</text:h>
      <text:list text:style-name="L4">
        <text:list-item>
          <text:p text:style-name="P12"><text:span text:style-name="Strong_20_Emphasis">Configuração Simplificada</text:span>: Elimina a necessidade de scripts manuais para a criação de tabelas.</text:p>
        </text:list-item>
        <text:list-item>
          <text:p text:style-name="P12"><text:span text:style-name="Strong_20_Emphasis">Redução de Erros</text:span>: Garante que as tabelas necessárias estejam sempre presentes, evitando erros de execução.</text:p>
        </text:list-item>
        <text:list-item>
          <text:p text:style-name="P11"><text:span text:style-name="Strong_20_Emphasis">Agilidade</text:span>: Facilita o setup inicial do banco de dados, acelerando o processo de desenvolvimento e testes.</text:p>
        </text:list-item>
      </text:list>
      <text:h text:style-name="Heading_20_3" text:outline-level="3">Conclusão</text:h>
      <text:p text:style-name="Text_20_body">As atualizações realizadas melhoraram significativamente a facilidade de uso, configuração e manutenção do projeto. A adição do Maven e do Docker Compose simplifica o ambiente de desenvolvimento, enquanto a integração com Jasper e a criação automática de tabelas aprimoram as funcionalidades da aplicação. Essas mudanças proporcionam um desenvolvimento mais eficiente e uma experiência mais suave para todos os desenvolvedores envolvidos no proje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23:52:03.826000000</meta:creation-date>
    <dc:date>2024-06-18T23:56:14.727000000</dc:date>
    <meta:editing-duration>PT4M11S</meta:editing-duration>
    <meta:editing-cycles>1</meta:editing-cycles>
    <meta:document-statistic meta:table-count="0" meta:image-count="0" meta:object-count="0" meta:page-count="2" meta:paragraph-count="37" meta:word-count="508" meta:character-count="3439" meta:non-whitespace-character-count="2980"/>
    <meta:generator>LibreOffice/24.2.4.2$Windows_X86_64 LibreOffice_project/51a6219feb6075d9a4c46691dcfe0cd9c4fff3c2</meta:generator>
  </office:meta>
</office:document-meta>
</file>